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sertation Writeup</text:h>
      <text:p text:style-name="Text_20_body"/>
      <text:h text:style-name="Heading_20_2" text:outline-level="2">Introduction</text:h>
      <text:h text:style-name="Heading_20_3" text:outline-level="3">Introduction</text:h>
      <text:h text:style-name="Heading_20_3" text:outline-level="3">Structure of this Dissertation</text:h>
      <text:h text:style-name="Heading_20_3" text:outline-level="3">Definition of Problem</text:h>
      <text:p text:style-name="Text_20_body"/>
      <text:h text:style-name="Heading_20_3" text:outline-level="3">Hypothesis</text:h>
      <text:p text:style-name="Text_20_body"/>
      <text:h text:style-name="Heading_20_3" text:outline-level="3">Aims and Objectives</text:h>
      <text:p text:style-name="Text_20_body"/>
      <text:h text:style-name="Heading_20_3" text:outline-level="3">Deliverables</text:h>
      <text:p text:style-name="Text_20_body"/>
      <text:h text:style-name="Heading_20_3" text:outline-level="3">Summary</text:h>
      <text:p text:style-name="Text_20_body"/>
      <text:h text:style-name="Heading_20_2" text:outline-level="2">Background Research</text:h>
      <text:p text:style-name="Text_20_body"/>
      <text:h text:style-name="Heading_20_3" text:outline-level="3">Introduction</text:h>
      <text:p text:style-name="Text_20_body"/>
      <text:h text:style-name="Heading_20_3" text:outline-level="3">Limitations of Current Realtime Physics Systems</text:h>
      <text:p text:style-name="Text_20_body"/>
      <text:h text:style-name="Heading_20_3" text:outline-level="3">What are Voxels?</text:h>
      <text:p text:style-name="Text_20_body"/>
      <text:h text:style-name="Heading_20_3" text:outline-level="3">The Marching Cubes Algorithm</text:h>
      <text:p text:style-name="Text_20_body"/>
      <text:h text:style-name="Heading_20_3" text:outline-level="3"><text:soft-page-break/>Similar Work</text:h>
      <text:h text:style-name="Heading_20_3" text:outline-level="3">Summary</text:h>
      <text:p text:style-name="Text_20_body"/>
      <text:h text:style-name="Heading_20_2" text:outline-level="2">Design and Implementation</text:h>
      <text:h text:style-name="Heading_20_3" text:outline-level="3">Introduction</text:h>
      <text:h text:style-name="Heading_20_3" text:outline-level="3">Integration with Bullet Physics</text:h>
      <text:h text:style-name="Heading_20_3" text:outline-level="3">Convex Decomposition on Voxel Fields</text:h>
      <text:h text:style-name="Heading_20_3" text:outline-level="3">First Algorithm – Iterative Approach</text:h>
      <text:p text:style-name="Text_20_body"><text:tab/>Algorithm Design and Theory</text:p>
      <text:p text:style-name="Text_20_body"><text:tab/>Algorithm Implementation</text:p>
      <text:p text:style-name="Text_20_body"><text:tab/>Analysis</text:p>
      <text:p text:style-name="Text_20_body"><text:tab/><text:tab/>Bottlenecks</text:p>
      <text:p text:style-name="Text_20_body"><text:tab/><text:tab/>Quirks</text:p>
      <text:p text:style-name="Text_20_body"><text:tab/><text:tab/>End Result</text:p>
      <text:h text:style-name="Heading_20_3" text:outline-level="3">Second Algorithm – Phased Approach</text:h>
      <text:p text:style-name="Standard"><text:tab/>Algorithm Design and Theory</text:p>
      <text:p text:style-name="Text_20_body"><text:tab/>Algorithm Implementation</text:p>
      <text:p text:style-name="Text_20_body"><text:tab/>Analysis</text:p>
      <text:p text:style-name="Text_20_body"><text:tab/><text:tab/>Bottlenecks</text:p>
      <text:p text:style-name="Text_20_body"><text:tab/><text:tab/>Quirks</text:p>
      <text:p text:style-name="Text_20_body"><text:tab/><text:tab/>End Result</text:p>
      <text:h text:style-name="Heading_20_3" text:outline-level="3">Third Algorithm – Shape Analysis</text:h>
      <text:p text:style-name="Standard"><text:tab/>Algorithm Design and Theory</text:p>
      <text:p text:style-name="Text_20_body"><text:tab/>Algorithm Implementation</text:p>
      <text:p text:style-name="Text_20_body"><text:tab/>Analysis</text:p>
      <text:p text:style-name="Text_20_body"><text:tab/><text:tab/>Bottlenecks</text:p>
      <text:p text:style-name="Text_20_body"><text:tab/><text:tab/>Quirks</text:p>
      <text:p text:style-name="Text_20_body"><text:tab/><text:tab/>End Result</text:p>
      <text:h text:style-name="Heading_20_3" text:outline-level="3"><text:soft-page-break/>Comparison of Implemented Algorithms</text:h>
      <text:h text:style-name="Heading_20_3" text:outline-level="3">Summary</text:h>
      <text:p text:style-name="Text_20_body"/>
      <text:h text:style-name="Heading_20_2" text:outline-level="2">Conclusion and Project Evaluation</text:h>
      <text:h text:style-name="Heading_20_3" text:outline-level="3">Introduction</text:h>
      <text:p text:style-name="Text_20_body"/>
      <text:h text:style-name="Heading_20_3" text:outline-level="3">Conclusion</text:h>
      <text:p text:style-name="Text_20_body"><text:tab/>Satisfaction of the aims and objectives.</text:p>
      <text:p text:style-name="Text_20_body"><text:tab/>Overall conclusion.</text:p>
      <text:p text:style-name="Text_20_body"/>
      <text:h text:style-name="Heading_20_3" text:outline-level="3">Evaluation</text:h>
      <text:p text:style-name="Text_20_body"><text:tab/>Sticking to the Time Plan</text:p>
      <text:p text:style-name="Text_20_body"><text:tab/>What did I learn?</text:p>
      <text:p text:style-name="Text_20_body"><text:tab/>What went well?</text:p>
      <text:p text:style-name="Text_20_body"><text:tab/>What could have gone better?</text:p>
      <text:h text:style-name="Heading_20_3" text:outline-level="3">Further Work</text:h>
      <text:h text:style-name="Heading_20_3" text:outline-level="3">Summmary</text:h>
      <text:h text:style-name="Heading_20_2" text:outline-level="2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wis Wakeford</meta:initial-creator>
    <meta:creation-date>2013-05-02T07:05:33.46</meta:creation-date>
    <dc:date>2013-05-02T07:31:38.11</dc:date>
    <dc:creator>Lewis Wakeford</dc:creator>
    <meta:editing-duration>PT26M5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3" meta:paragraph-count="56" meta:word-count="138" meta:character-count="1063"/>
  </office:meta>
</office:document-meta>
</file>